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9DC7D19E1C73532D2.png" manifest:media-type="image/png"/>
  <manifest:file-entry manifest:full-path="Pictures/10000000000004B20000028B4A603ECA69FAD6EE.png" manifest:media-type="image/png"/>
  <manifest:file-entry manifest:full-path="Pictures/10000000000004B20000028B3B90F9600203C7F8.png" manifest:media-type="image/png"/>
  <manifest:file-entry manifest:full-path="Pictures/10000000000004B20000040DC7B13D9D2C5B6D81.png" manifest:media-type="image/png"/>
  <manifest:file-entry manifest:full-path="Pictures/10000000000004B20000023E1C219F4727EAFA04.png" manifest:media-type="image/png"/>
  <manifest:file-entry manifest:full-path="Pictures/10000000000004B20000024F17EE8D527473FA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86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543cm" fo:min-width="5.47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783cm" fo:min-width="5.461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4.708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651cm" svg:y="1.451cm">
          <draw:image xlink:href="Pictures/10000000000004B20000023E1C219F4727EAFA0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5311.7587939698 -24499.519020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85cm" svg:height="2.286cm" svg:x="13.827cm" svg:y="11.999cm">
          <text:p text:style-name="P2">Create New</text:p>
          <text:p text:style-name="P2">Keyword List</text:p>
          <draw:enhanced-geometry svg:viewBox="0 0 21600 21600" draw:glue-points="10800 0 0 10800 10800 21600 21600 10800 ?f40 ?f41" draw:text-areas="0 0 21600 21600" draw:type="rectangular-callout" draw:modifiers="53714.9348479786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  <draw:frame draw:style-name="gr5" draw:text-style-name="P2" draw:layer="layout" svg:width="31.802cm" svg:height="15.636cm" svg:x="1.651cm" svg:y="18.273cm">
          <draw:image xlink:href="Pictures/10000000000004B20000024F17EE8D527473FAF1.png" xlink:type="simple" xlink:show="embed" xlink:actuate="onLoad">
            <text:p/>
          </draw:image>
        </draw:frame>
        <draw:custom-shape draw:style-name="gr6" draw:text-style-name="P3" draw:layer="layout" svg:width="5.969cm" svg:height="1.792cm" svg:x="11.775cm" svg:y="28.81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3719.39698492462 -40164.194088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961cm" svg:height="2.032cm" svg:x="11.76cm" svg:y="28.817cm">
          <text:p text:style-name="P2">Thesaurus ID</text:p>
          <draw:enhanced-geometry svg:viewBox="0 0 21600 21600" draw:glue-points="10800 0 0 10800 10800 21600 21600 10800 ?f40 ?f41" draw:text-areas="0 0 21600 21600" draw:type="rectangular-callout" draw:modifiers="61216.9070781617 25541.76094441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2.84cm" svg:y1="28.828cm" svg:x2="14.237cm" svg:y2="28.828cm">
          <text:p/>
        </draw:line>
        <draw:custom-shape draw:style-name="gr8" draw:text-style-name="P3" draw:layer="layout" svg:width="5.207cm" svg:height="2.286cm" svg:x="20.02cm" svg:y="26.945cm">
          <text:p text:style-name="P2">Choose a</text:p>
          <text:p text:style-name="P2">Thesauru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7564.97695852535 -16518.7581985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5" draw:text-style-name="P2" draw:layer="layout" svg:width="31.802cm" svg:height="27.436cm" svg:x="1.846cm" svg:y="5.454cm">
          <draw:image xlink:href="Pictures/10000000000004B20000040DC7B13D9D2C5B6D81.png" xlink:type="simple" xlink:show="embed" xlink:actuate="onLoad">
            <text:p/>
          </draw:image>
        </draw:frame>
        <draw:custom-shape draw:style-name="gr8" draw:text-style-name="P3" draw:layer="layout" svg:width="5.207cm" svg:height="2.286cm" svg:x="2.667cm" svg:y="21.209cm">
          <text:p text:style-name="P2">Predefined</text:p>
          <text:p text:style-name="P2">Thesauru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8277.4193548387 -16547.0922606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207cm" svg:height="2.286cm" svg:x="2.667cm" svg:y="24.384cm">
          <text:p text:style-name="P2">Custom</text:p>
          <text:p text:style-name="P2">Thesaurus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8107.3732718894 37278.18102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207cm" svg:height="2.286cm" svg:x="20.828cm" svg:y="6.35cm">
          <text:p text:style-name="P2">Collapse</text:p>
          <text:p text:style-name="P2">Panel Icon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26900.4608294931 53438.0411018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5" draw:text-style-name="P2" draw:layer="layout" svg:width="31.802cm" svg:height="17.223cm" svg:x="2.032cm" svg:y="1.386cm">
          <draw:image xlink:href="Pictures/10000000000004B20000028B3B90F9600203C7F8.png" xlink:type="simple" xlink:show="embed" xlink:actuate="onLoad">
            <text:p/>
          </draw:image>
        </draw:frame>
        <draw:frame draw:style-name="gr5" draw:text-style-name="P2" draw:layer="layout" svg:width="31.802cm" svg:height="17.223cm" svg:x="2.234cm" svg:y="19.607cm">
          <draw:image xlink:href="Pictures/10000000000004B20000028B4A603ECA69FAD6EE.png" xlink:type="simple" xlink:show="embed" xlink:actuate="onLoad">
            <text:p/>
          </draw:image>
        </draw:frame>
        <draw:custom-shape draw:style-name="gr8" draw:text-style-name="P3" draw:layer="layout" svg:width="5.207cm" svg:height="2.286cm" svg:x="24.003cm" svg:y="32.512cm">
          <text:p text:style-name="P2">Add Keywords</text:p>
          <text:p text:style-name="P2">To Lis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4110.13824884793 -19881.06689986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207cm" svg:height="2.286cm" svg:x="21.209cm" svg:y="11.938cm">
          <text:p text:style-name="P2">Thesaurus</text:p>
          <text:p text:style-name="P2">Select List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8950.23041474654 -35861.4779186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5" draw:text-style-name="P2" draw:layer="layout" svg:width="31.802cm" svg:height="26.06cm" svg:x="2.335cm" svg:y="2.479cm">
          <draw:image xlink:href="Pictures/10000000000004B2000003D9DC7D19E1C73532D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5-01T17:18:49.676820927</dc:date>
    <meta:editing-duration>P1DT3H47M11S</meta:editing-duration>
    <meta:editing-cycles>57</meta:editing-cycles>
    <meta:generator>LibreOffice/6.0.7.3$Linux_X86_64 LibreOffice_project/00m0$Build-3</meta:generator>
    <meta:document-statistic meta:object-count="18"/>
  </office:meta>
</office:document-meta>
</file>